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80000007DF295F41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 Narrow" fo:font-size="54pt" style:font-size-asian="54pt" style:font-size-complex="54pt"/>
    </style:style>
    <style:style style:name="T2" style:family="text">
      <style:text-properties style:font-name="Arial Black" fo:font-size="32pt" style:font-size-asian="32pt" style:font-size-complex="32pt"/>
    </style:style>
    <style:style style:name="T3" style:family="text">
      <style:text-properties fo:color="#3333ff" style:font-name="Arial Black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9cm" svg:height="7.738cm" draw:transform="skewX (-0.00261799387799149) translate (1.38cm 2cm)">
          <draw:image xlink:href="Pictures/10000000000001680000007DF295F415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><text:span text:style-name="T2"><text:s text:c="7"/></text:span><text:span text:style-name="T3">Sistema de protocolo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02T10:56:39.258000000</dc:date>
    <meta:generator>LibreOffice/4.2.4.2$Windows_x86 LibreOffice_project/63150712c6d317d27ce2db16eb94c2f3d7b699f8</meta:generator>
    <meta:editing-duration>P0D</meta:editing-duration>
    <meta:editing-cycles>1</meta:editing-cycles>
    <meta:document-statistic meta:object-count="1"/>
  </office:meta>
</office:document-meta>
</file>